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254cm"/>
    </style:style>
    <style:style style:name="gr4" style:family="graphic" style:parent-style-name="standard">
      <style:graphic-properties draw:stroke="none" svg:stroke-color="#000000" draw:fill="none" draw:fill-color="#ffffff" fo:min-height="0.762cm"/>
    </style:style>
    <style:style style:name="gr5" style:family="graphic" style:parent-style-name="standard">
      <style:graphic-properties draw:stroke="dash" draw:stroke-dash="Fine_20_Dashed" svg:stroke-color="#ffffff" draw:fill="gradient" draw:fill-color="#cccccc" draw:fill-gradient-name="Grey-White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Fine_20_Dashed" svg:stroke-color="#ffffff" draw:fill="gradient" draw:fill-color="#cccccc" draw:fill-gradient-name="White-Grey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0.714cm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Ubuntu Condensed'" style:font-pitch="variable"/>
    </style:style>
    <style:style style:name="P3" style:family="paragraph">
      <style:paragraph-properties fo:line-height="150%" fo:text-align="center"/>
      <style:text-properties fo:font-family="'Ubuntu Condensed'" style:font-pitch="variable"/>
    </style:style>
    <style:style style:name="P4" style:family="paragraph">
      <style:text-properties fo:font-family="'Ubuntu Condensed'" style:font-pitch="variable"/>
    </style:style>
    <style:style style:name="P5" style:family="paragraph">
      <style:text-properties fo:font-family="'Ubuntu Condensed'" style:font-pitch="variable" fo:font-style="italic" style:font-style-asian="italic" style:font-style-complex="italic"/>
    </style:style>
    <style:style style:name="P6" style:family="paragraph">
      <style:text-properties fo:font-family="'Ubuntu Condensed'" style:font-pitch="variable" fo:font-weight="normal" style:font-weight-asian="normal" style:font-weight-complex="normal"/>
    </style:style>
    <style:style style:name="T1" style:family="text">
      <style:text-properties fo:font-family="'Ubuntu Condensed'" style:font-pitch="variable"/>
    </style:style>
    <style:style style:name="T2" style:family="text">
      <style:text-properties fo:font-family="'Ubuntu Condensed'" style:font-pitch="variable" fo:font-style="italic" style:font-style-asian="italic" style:font-style-complex="italic"/>
    </style:style>
    <style:style style:name="T3" style:family="text">
      <style:text-properties fo:font-family="'Ubuntu Condensed'" style:font-pitch="variabl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Balloons" svg:width="4.318cm" svg:height="1.27cm" svg:x="8.612cm" svg:y="1.524cm">
          <text:p text:style-name="P1"><text:span text:style-name="T1">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Balloons" svg:width="13.478cm" svg:height="12.827cm" svg:x="4.032cm" svg:y="4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Balloons" svg:width="8.382cm" svg:height="0.963cm" svg:x="3.513cm" svg:y="3.44cm">
          <draw:text-box>
            <text:p><text:span text:style-name="T1">TRANSFORMATIONS</text:span></text:p>
          </draw:text-box>
        </draw:frame>
        <draw:custom-shape draw:style-name="gr1" draw:text-style-name="P2" xml:id="id2" draw:id="id2" draw:layer="Balloons" svg:width="5.334cm" svg:height="1.27cm" svg:x="8.104cm" svg:y="5.026cm">
          <text:p text:style-name="P1"><text:span text:style-name="T1">CAPTURE LAMBD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Balloons" svg:width="8.955cm" svg:height="1.27cm" svg:x="6.294cm" svg:y="7.496cm">
          <text:p text:style-name="P1"><text:span text:style-name="T1">REWRITE POINT-FREE FUNC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Balloons" svg:width="10.479cm" svg:height="1.27cm" svg:x="5.532cm" svg:y="9.985cm">
          <text:p text:style-name="P1"><text:span text:style-name="T1">REWRITE INFIX FUNCTION APPLIC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Balloons" svg:width="10.479cm" svg:height="1.27cm" svg:x="5.532cm" svg:y="12.49cm">
          <text:p text:style-name="P1"><text:span text:style-name="T1">EXPAND FUNCTION APPLIC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Balloons" svg:width="10.479cm" svg:height="1.27cm" svg:x="5.532cm" svg:y="14.983cm">
          <text:p text:style-name="P1"><text:span text:style-name="T1">EXPAND LAMBDA ARGUM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Arrows" svg:width="1.524cm" svg:height="1.012cm" svg:x="10.725cm" svg:y="3.163cm">
          <draw:text-box>
            <text:p><text:span text:style-name="T2">AST</text:span></text:p>
          </draw:text-box>
        </draw:frame>
        <draw:frame draw:style-name="gr4" draw:text-style-name="P5" draw:layer="Arrows" svg:width="1.524cm" svg:height="1.012cm" svg:x="10.725cm" svg:y="6.363cm">
          <draw:text-box>
            <text:p><text:span text:style-name="T2">AST</text:span></text:p>
          </draw:text-box>
        </draw:frame>
        <draw:frame draw:style-name="gr4" draw:text-style-name="P5" draw:layer="Arrows" svg:width="1.524cm" svg:height="1.012cm" svg:x="10.725cm" svg:y="8.863cm">
          <draw:text-box>
            <text:p><text:span text:style-name="T2">AST</text:span></text:p>
          </draw:text-box>
        </draw:frame>
        <draw:frame draw:style-name="gr4" draw:text-style-name="P5" draw:layer="Arrows" svg:width="1.524cm" svg:height="1.012cm" svg:x="10.725cm" svg:y="11.363cm">
          <draw:text-box>
            <text:p><text:span text:style-name="T2">AST</text:span></text:p>
          </draw:text-box>
        </draw:frame>
        <draw:frame draw:style-name="gr4" draw:text-style-name="P5" draw:layer="Arrows" svg:width="1.524cm" svg:height="1.012cm" svg:x="10.725cm" svg:y="13.863cm">
          <draw:text-box>
            <text:p><text:span text:style-name="T2">AST</text:span></text:p>
          </draw:text-box>
        </draw:frame>
        <draw:custom-shape draw:style-name="gr5" draw:text-style-name="P3" xml:id="id7" draw:id="id7" draw:layer="Balloons" svg:width="13.478cm" svg:height="3.581cm" svg:x="4.031cm" svg:y="18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Balloons" svg:width="8.382cm" svg:height="1.675cm" svg:x="6.715cm" svg:y="18.706cm">
          <draw:text-box>
            <text:p text:style-name="P1"><text:span text:style-name="T1">CODE GENERATION SYSTEM</text:span></text:p>
            <text:p text:style-name="P1"><text:span text:style-name="T1">(NEXT IMAGE)</text:span></text:p>
          </draw:text-box>
        </draw:frame>
        <draw:connector draw:style-name="gr6" draw:text-style-name="P1" draw:layer="Balloons" svg:x1="10.771cm" svg:y1="2.794cm" svg:x2="10.771cm" svg:y2="5.026cm" draw:start-shape="id1" draw:start-glue-point="2" draw:end-shape="id2" draw:end-glue-point="0" svg:d="m10771 2794v2232" svg:viewBox="0 0 1 2233">
          <text:p/>
        </draw:connector>
        <draw:connector draw:style-name="gr6" draw:text-style-name="P1" draw:layer="Balloons" svg:x1="10.771cm" svg:y1="6.296cm" svg:x2="10.771cm" svg:y2="7.496cm" draw:start-shape="id2" draw:start-glue-point="2" draw:end-shape="id3" draw:end-glue-point="0" svg:d="m10771 6296v1200" svg:viewBox="0 0 1 1201">
          <text:p/>
        </draw:connector>
        <draw:connector draw:style-name="gr6" draw:text-style-name="P1" draw:layer="Balloons" svg:x1="10.771cm" svg:y1="8.766cm" svg:x2="10.771cm" svg:y2="9.985cm" draw:start-shape="id3" draw:start-glue-point="2" draw:end-shape="id4" svg:d="m10771 8766v1219" svg:viewBox="0 0 1 1220">
          <text:p/>
        </draw:connector>
        <draw:connector draw:style-name="gr6" draw:text-style-name="P1" draw:layer="Balloons" svg:x1="10.771cm" svg:y1="11.255cm" svg:x2="10.771cm" svg:y2="12.49cm" draw:start-shape="id4" draw:start-glue-point="2" draw:end-shape="id5" svg:d="m10771 11255v1235" svg:viewBox="0 0 1 1236">
          <text:p/>
        </draw:connector>
        <draw:connector draw:style-name="gr6" draw:text-style-name="P1" draw:layer="Balloons" svg:x1="10.771cm" svg:y1="13.76cm" svg:x2="10.771cm" svg:y2="14.983cm" draw:start-shape="id5" draw:end-shape="id6" svg:d="m10771 13760v1223" svg:viewBox="0 0 1 1224">
          <text:p/>
        </draw:connector>
        <draw:connector draw:style-name="gr6" draw:text-style-name="P1" draw:layer="Balloons" svg:x1="10.771cm" svg:y1="16.253cm" svg:x2="10.77cm" svg:y2="18.501cm" draw:start-shape="id6" draw:end-shape="id7" svg:d="m10771 16253v1124h-1v1124" svg:viewBox="0 0 2 2249">
          <text:p/>
        </draw:connector>
      </draw:page>
      <draw:page draw:name="page2" draw:style-name="dp1" draw:master-page-name="Default">
        <draw:custom-shape draw:style-name="gr7" draw:text-style-name="P3" xml:id="id9" draw:id="id9" draw:layer="Balloons" svg:width="13.478cm" svg:height="3.581cm" svg:x="4.03cm" svg:y="1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Balloons" svg:width="5.226cm" svg:height="0.964cm" svg:x="8.227cm" svg:y="4.139cm">
          <draw:text-box>
            <text:p><text:span text:style-name="T1">TRANSFORMATIONS</text:span></text:p>
          </draw:text-box>
        </draw:frame>
        <draw:custom-shape draw:style-name="gr2" draw:text-style-name="P3" draw:layer="Balloons" svg:width="13.478cm" svg:height="11.215cm" svg:x="4.033cm" svg:y="6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Balloons" svg:width="8.382cm" svg:height="0.963cm" svg:x="3.014cm" svg:y="5.941cm">
          <draw:text-box>
            <text:p text:style-name="P1"><text:span text:style-name="T3">CODE GENERATION SYSTEM</text:span></text:p>
          </draw:text-box>
        </draw:frame>
        <draw:custom-shape draw:style-name="gr1" draw:text-style-name="P2" xml:id="id8" draw:id="id8" draw:layer="Balloons" svg:width="5.334cm" svg:height="1.27cm" svg:x="4.683cm" svg:y="7.858cm">
          <text:p text:style-name="P1"><text:span text:style-name="T1">TYPE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Balloons" svg:width="6.77cm" svg:height="1.27cm" svg:x="4.683cm" svg:y="10.144cm">
          <text:p text:style-name="P1"><text:span text:style-name="T1">CONTRACT GENE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Balloons" svg:width="10.479cm" svg:height="1.27cm" svg:x="6.383cm" svg:y="15.116cm">
          <text:p text:style-name="P1"><text:span text:style-name="T1">CODE GENE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Balloons" svg:width="1.524cm" svg:height="0.963cm" svg:x="10.726cm" svg:y="5.564cm">
          <draw:text-box>
            <text:p><text:span text:style-name="T2">AST</text:span></text:p>
          </draw:text-box>
        </draw:frame>
        <draw:connector draw:style-name="gr6" draw:text-style-name="P1" draw:layer="Balloons" draw:line-skew="-0.243cm" svg:x1="4.683cm" svg:y1="8.493cm" svg:x2="4.03cm" svg:y2="3.49cm" draw:start-shape="id8" draw:start-glue-point="3" draw:end-shape="id9" svg:d="m4683 8493h-1397v-5003h744" svg:viewBox="0 0 1398 5004">
          <text:p/>
        </draw:connector>
        <draw:frame draw:style-name="gr9" draw:text-style-name="P5" draw:layer="Balloons" svg:width="3.556cm" svg:height="0.963cm" svg:x="1.127cm" svg:y="8.546cm">
          <draw:text-box>
            <text:p><text:span text:style-name="T2">TYPES</text:span></text:p>
          </draw:text-box>
        </draw:frame>
        <draw:connector draw:style-name="gr6" draw:text-style-name="P1" draw:layer="Balloons" svg:x1="10.769cm" svg:y1="5.281cm" svg:x2="10.017cm" svg:y2="8.493cm" draw:start-shape="id9" draw:end-shape="id8" draw:end-glue-point="1" svg:d="m10769 5281v3212h-752" svg:viewBox="0 0 753 3213">
          <text:p/>
        </draw:connector>
        <draw:custom-shape draw:style-name="gr1" draw:text-style-name="P2" xml:id="id11" draw:id="id11" draw:layer="Balloons" svg:width="6.77cm" svg:height="1.27cm" svg:x="4.683cm" svg:y="12.303cm">
          <text:p text:style-name="P1"><text:span text:style-name="T1">CONTRACT INFERENC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4.318cm" svg:height="1.27cm" svg:x="8.611cm" svg:y="18.923cm">
          <text:p text:style-name="P1"><text:span text:style-name="T1">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7.35cm" svg:y1="9.128cm" svg:x2="8.068cm" svg:y2="10.144cm" draw:start-shape="id8" draw:start-glue-point="2" draw:end-shape="id10" svg:d="m7350 9128v509h718v507" svg:viewBox="0 0 719 1017">
          <text:p/>
        </draw:connector>
        <draw:connector draw:style-name="gr6" draw:text-style-name="P1" draw:layer="layout" svg:x1="8.068cm" svg:y1="11.414cm" svg:x2="8.068cm" svg:y2="12.303cm" draw:start-shape="id10" draw:end-shape="id11" draw:end-glue-point="0" svg:d="m8068 11414v889" svg:viewBox="0 0 1 890">
          <text:p/>
        </draw:connector>
        <draw:connector draw:style-name="gr6" draw:text-style-name="P1" draw:layer="layout" svg:x1="8.068cm" svg:y1="13.573cm" svg:x2="11.622cm" svg:y2="15.116cm" draw:start-shape="id11" draw:end-shape="id12" svg:d="m8068 13573v772h3554v771" svg:viewBox="0 0 3555 1544">
          <text:p/>
        </draw:connector>
        <draw:connector draw:style-name="gr6" draw:text-style-name="P1" draw:layer="layout" draw:line-skew="-0.49cm" svg:x1="10.769cm" svg:y1="5.281cm" svg:x2="11.622cm" svg:y2="15.116cm" draw:start-shape="id9" draw:end-shape="id12" svg:d="m10769 5281v4428h853v5407" svg:viewBox="0 0 854 9836">
          <text:p/>
        </draw:connector>
        <draw:connector draw:style-name="gr6" draw:text-style-name="P1" draw:layer="layout" svg:x1="16.862cm" svg:y1="15.751cm" svg:x2="16.862cm" svg:y2="15.751cm" draw:start-shape="id12" draw:end-shape="id12" svg:d="m16862 15751" svg:viewBox="0 0 1 1">
          <text:p/>
        </draw:connector>
        <draw:connector draw:style-name="gr6" draw:text-style-name="P1" draw:layer="layout" svg:x1="11.622cm" svg:y1="16.386cm" svg:x2="10.77cm" svg:y2="18.923cm" draw:start-shape="id12" draw:end-shape="id13" svg:d="m11622 16386v1269h-852v1268" svg:viewBox="0 0 853 2538">
          <text:p/>
        </draw:connector>
        <draw:frame draw:style-name="gr9" draw:text-style-name="P5" draw:layer="layout" svg:width="2.286cm" svg:height="0.963cm" svg:x="5.164cm" svg:y="9.154cm">
          <draw:text-box>
            <text:p><text:span text:style-name="T2">TYPES</text:span></text:p>
          </draw:text-box>
        </draw:frame>
        <draw:frame draw:style-name="gr9" draw:text-style-name="P5" draw:layer="layout" svg:width="3.329cm" svg:height="0.963cm" svg:x="4.664cm" svg:y="11.355cm">
          <draw:text-box>
            <text:p><text:span text:style-name="T2">CONTRACTS</text:span></text:p>
          </draw:text-box>
        </draw:frame>
        <draw:frame draw:style-name="gr9" draw:text-style-name="P5" draw:layer="layout" svg:width="3.329cm" svg:height="0.963cm" svg:x="4.765cm" svg:y="13.856cm">
          <draw:text-box>
            <text:p><text:span text:style-name="T2">CONTRACTS</text:span></text:p>
          </draw:text-box>
        </draw:frame>
        <draw:frame draw:style-name="gr9" draw:text-style-name="P5" draw:layer="layout" svg:width="1.524cm" svg:height="0.963cm" svg:x="10.126cm" svg:y="16.665cm">
          <draw:text-box>
            <text:p><text:span text:style-name="T2">AST</text:span></text:p>
          </draw:text-box>
        </draw:frame>
        <draw:frame draw:style-name="gr9" draw:text-style-name="P5" draw:layer="layout" svg:width="1.524cm" svg:height="0.963cm" svg:x="11.626cm" svg:y="13.765cm">
          <draw:text-box>
            <text:p><text:span text:style-name="T2">A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ey-White" draw:style="linear" draw:start-color="#cccccc" draw:end-color="#ffffff" draw:start-intensity="100%" draw:end-intensity="100%" draw:angle="0" draw:border="0%"/>
    <draw:gradient draw:name="White-Grey" draw:style="linear" draw:start-color="#ffffff" draw:end-color="#cccccc" draw:start-intensity="100%" draw:end-intensity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center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alloons"/>
      <draw:layer draw:name="Arrow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erend </meta:initial-creator>
    <meta:creation-date>2014-01-11T22:17:15</meta:creation-date>
    <dc:date>2014-01-14T13:45:04</dc:date>
    <dc:creator>Beerend </dc:creator>
    <meta:editing-duration>PT39M2S</meta:editing-duration>
    <meta:editing-cycles>37</meta:editing-cycles>
    <meta:generator>LibreOffice/3.5$Linux_x86 LibreOffice_project/350m1$Build-2</meta:generator>
    <meta:document-statistic meta:object-count="45"/>
  </office:meta>
</office:document-meta>
</file>